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cida Grande" svg:font-family="'Lucida Grande', Verdana, Helvetica, Arial, sans-serif"/>
    <style:font-face style:name="Monaco" svg:font-family="Monaco, 'Courier New', monospace"/>
    <style:font-face style:name="Input Mono Condensed" svg:font-family="'Input Mono Condensed'" style:font-pitch="fixed"/>
    <style:font-face style:name="Liberation Serif" svg:font-family="'Liberation Serif'" style:font-family-generic="roman" style:font-pitch="variable"/>
    <style:font-face style:name="Input Sans Condensed" svg:font-family="'Input Sans Condensed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2.012cm" table:align="left"/>
    </style:style>
    <style:style style:name="Таблица1.A" style:family="table-column">
      <style:table-column-properties style:column-width="0.794cm"/>
    </style:style>
    <style:style style:name="Таблица1.C" style:family="table-column">
      <style:table-column-properties style:column-width="0.82cm"/>
    </style:style>
    <style:style style:name="Таблица1.F" style:family="table-column">
      <style:table-column-properties style:column-width="3.704cm"/>
    </style:style>
    <style:style style:name="Таблица1.G" style:family="table-column">
      <style:table-column-properties style:column-width="3.413cm"/>
    </style:style>
    <style:style style:name="Таблица1.H" style:family="table-column">
      <style:table-column-properties style:column-width="0.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8.705cm" table:align="left"/>
    </style:style>
    <style:style style:name="Таблица2.A" style:family="table-column">
      <style:table-column-properties style:column-width="1.508cm"/>
    </style:style>
    <style:style style:name="Таблица2.B" style:family="table-column">
      <style:table-column-properties style:column-width="1.085cm"/>
    </style:style>
    <style:style style:name="Таблица2.C" style:family="table-column">
      <style:table-column-properties style:column-width="1.111cm"/>
    </style:style>
    <style:style style:name="Таблица2.D" style:family="table-column">
      <style:table-column-properties style:column-width="1.005cm"/>
    </style:style>
    <style:style style:name="Таблица2.E" style:family="table-column">
      <style:table-column-properties style:column-width="0.97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c67" officeooo:paragraph-rsid="00071c67"/>
    </style:style>
    <style:style style:name="P2" style:family="paragraph" style:parent-style-name="Standard">
      <style:text-properties officeooo:paragraph-rsid="00071c67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8468e" style:font-weight-asian="bold" style:font-weight-complex="bold"/>
    </style:style>
    <style:style style:name="P5" style:family="paragraph" style:parent-style-name="Standard">
      <style:text-properties officeooo:paragraph-rsid="0008468e"/>
    </style:style>
    <style:style style:name="P6" style:family="paragraph" style:parent-style-name="Standard">
      <style:text-properties style:font-name="Input Mono Condensed" fo:font-size="10.5pt" style:font-size-asian="10.5pt" style:font-size-complex="10.5pt"/>
    </style:style>
    <style:style style:name="P7" style:family="paragraph" style:parent-style-name="Standard">
      <style:text-properties style:font-name="Input Mono Condensed" fo:font-size="10.5pt" officeooo:paragraph-rsid="0008468e" style:font-size-asian="10.5pt" style:font-size-complex="10.5pt"/>
    </style:style>
    <style:style style:name="P8" style:family="paragraph" style:parent-style-name="Standard">
      <style:text-properties style:font-name="Input Mono Condensed" fo:font-size="10.5pt" officeooo:paragraph-rsid="00091c51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officeooo:rsid="00071c67" officeooo:paragraph-rsid="00071c67"/>
    </style:style>
    <style:style style:name="P10" style:family="paragraph" style:parent-style-name="Table_20_Contents">
      <style:paragraph-properties fo:text-align="start" style:justify-single-word="false"/>
      <style:text-properties officeooo:rsid="00071c67" officeooo:paragraph-rsid="00071c67"/>
    </style:style>
    <style:style style:name="P11" style:family="paragraph" style:parent-style-name="Table_20_Contents">
      <style:paragraph-properties fo:text-align="center" style:justify-single-word="false"/>
      <style:text-properties officeooo:rsid="0008468e" officeooo:paragraph-rsid="0008468e"/>
    </style:style>
    <style:style style:name="P12" style:family="paragraph" style:parent-style-name="Table_20_Contents">
      <style:paragraph-properties fo:text-align="center" style:justify-single-word="false"/>
      <style:text-properties style:font-name="Input Sans Condensed" fo:font-size="11pt" officeooo:rsid="0008468e" officeooo:paragraph-rsid="0008468e"/>
    </style:style>
    <style:style style:name="P13" style:family="paragraph" style:parent-style-name="Table_20_Contents">
      <style:paragraph-properties fo:text-align="start" style:justify-single-word="false"/>
      <style:text-properties style:font-name="Input Sans Condensed" fo:font-size="11pt" officeooo:rsid="0008468e" officeooo:paragraph-rsid="0008468e"/>
    </style:style>
    <style:style style:name="T1" style:family="text">
      <style:text-properties officeooo:rsid="00071c67"/>
    </style:style>
    <style:style style:name="T2" style:family="text">
      <style:text-properties officeooo:rsid="0008468e"/>
    </style:style>
    <style:style style:name="T3" style:family="text">
      <style:text-properties style:font-name="Input Sans Condensed" fo:font-size="11pt" officeooo:rsid="0008468e"/>
    </style:style>
    <style:style style:name="T4" style:family="text">
      <style:text-properties style:font-name="Input Mono Condensed" fo:font-size="10.5pt" style:font-size-asian="10.5pt" style:font-size-complex="10.5pt"/>
    </style:style>
    <style:style style:name="T5" style:family="text">
      <style:text-properties style:font-name="Input Mono Condensed" fo:font-size="10.5pt" officeooo:rsid="0008468e" style:font-size-asian="10.5pt" style:font-size-complex="10.5pt"/>
    </style:style>
    <style:style style:name="T6" style:family="text">
      <style:text-properties style:font-name="Input Mono Condensed" fo:font-size="10.5pt" officeooo:rsid="00091c51" style:font-size-asian="10.5pt" style:font-size-complex="10.5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officeooo:rsid="00091c51"/>
    </style:style>
    <style:style style:name="T9" style:family="text">
      <style:text-properties style:font-name="Liberation Sans" fo:font-size="16.1000003814697pt" fo:font-weight="bold" officeooo:rsid="00091c51" style:font-name-asian="Noto Sans CJK SC" style:font-size-asian="16.1000003814697pt" style:font-weight-asian="bold" style:font-name-complex="Lohit Devanagari" style:font-size-complex="16.1000003814697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9">Работа с</text:span> шиной ISA-8</text:h>
      <text:p text:style-name="Standard"/>
      <text:p text:style-name="Standard"><text:span text:style-name="T1">Для взаимодействия с шиной ISA необходимо выполнить 2 шага</text:span>:</text:p>
      <text:p text:style-name="Standard">1) <text:span text:style-name="T1">Послать значение </text:span>10h <text:span text:style-name="T1">(11h в режиме спринтера) в системный порт</text:span> 1FFDh;</text:p>
      <text:p text:style-name="Standard">2) <text:span text:style-name="T1">Послать байт управления</text:span> 0E2h(<text:span text:style-name="T1">порт третьего окна памяти</text:span>);</text:p>
      <text:p text:style-name="P4"><text:span text:style-name="T1">Б</text:span><text:span text:style-name="T2">иты порта 0E2h</text:span>: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 table:number-columns-repeated="2"/>
        <table:table-column table:style-name="Таблица1.F"/>
        <table:table-column table:style-name="Таблица1.G"/>
        <table:table-column table:style-name="Таблица1.H"/>
        <table:table-row table:style-name="TableLine94914060964400">
          <table:table-cell table:style-name="Таблица1.A1" office:value-type="string">
            <text:p text:style-name="P9">D7</text:p>
          </table:table-cell>
          <table:table-cell table:style-name="Таблица1.A1" office:value-type="string">
            <text:p text:style-name="P9">D6</text:p>
          </table:table-cell>
          <table:table-cell table:style-name="Таблица1.A1" office:value-type="string">
            <text:p text:style-name="P9">D5</text:p>
          </table:table-cell>
          <table:table-cell table:style-name="Таблица1.A1" office:value-type="string">
            <text:p text:style-name="P9">D4</text:p>
          </table:table-cell>
          <table:table-cell table:style-name="Таблица1.A1" office:value-type="string">
            <text:p text:style-name="P9">D3</text:p>
          </table:table-cell>
          <table:table-cell table:style-name="Таблица1.A1" office:value-type="string">
            <text:p text:style-name="P9">D2</text:p>
          </table:table-cell>
          <table:table-cell table:style-name="Таблица1.A1" office:value-type="string">
            <text:p text:style-name="P9">D1</text:p>
          </table:table-cell>
          <table:table-cell table:style-name="Таблица1.H1" office:value-type="string">
            <text:p text:style-name="P9">D0</text:p>
          </table:table-cell>
        </table:table-row>
        <table:table-row table:style-name="TableLine94914060964400"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10">0 — ISA memory</text:p>
            <text:p text:style-name="P10">1 — ISA port</text:p>
          </table:table-cell>
          <table:table-cell table:style-name="Таблица1.A2" office:value-type="string">
            <text:p text:style-name="P10">0 — ISA Slot 1</text:p>
            <text:p text:style-name="P10">1 — ISA Slot 2</text:p>
          </table:table-cell>
          <table:table-cell table:style-name="Таблица1.H2" office:value-type="string">
            <text:p text:style-name="P9">0</text:p>
          </table:table-cell>
        </table:table-row>
      </table:table>
      <text:p text:style-name="P2"/>
      <text:p text:style-name="P1">Далее, можно писать данные в память в диапазоне адресов <text:s/>0C000h-0FFFFh. Сигналы шины адреса и управления записью/чтением в порты/память на шине ISA будут сформированы автоматически.</text:p>
      <text:p text:style-name="Standard"/>
      <text:p text:style-name="Standard"><text:span text:style-name="T1">Сигналы адреса </text:span>A13...A0 <text:span text:style-name="T1">берутся с шины процессора, аналогично, шина данных</text:span>. <text:span text:style-name="T1">Другими сигналами шины </text:span>ISA, <text:span text:style-name="T1">такими как </text:span>RESET, AEN, A19...A14 <text:span text:style-name="T1">можно управлять через порт</text:span> 9FBDh. <text:span text:style-name="T1">Значение по умолчанию, для этого порта, 00h.</text:span></text:p>
      <text:p text:style-name="Standard"><text:tab/><text:tab/></text:p>
      <text:p text:style-name="P3"><text:span text:style-name="T1">Биты порта 9FDBh</text:span>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 table:number-columns-repeated="3"/>
        <table:table-row table:style-name="TableLine94914220503296">
          <table:table-cell table:style-name="Таблица2.A1" office:value-type="string">
            <text:p text:style-name="P9">D7</text:p>
          </table:table-cell>
          <table:table-cell table:style-name="Таблица2.A1" office:value-type="string">
            <text:p text:style-name="P9">D6</text:p>
          </table:table-cell>
          <table:table-cell table:style-name="Таблица2.A1" office:value-type="string">
            <text:p text:style-name="P9">D5</text:p>
          </table:table-cell>
          <table:table-cell table:style-name="Таблица2.A1" office:value-type="string">
            <text:p text:style-name="P9">D4</text:p>
          </table:table-cell>
          <table:table-cell table:style-name="Таблица2.A1" office:value-type="string">
            <text:p text:style-name="P9">D3</text:p>
          </table:table-cell>
          <table:table-cell table:style-name="Таблица2.A1" office:value-type="string">
            <text:p text:style-name="P9">D2</text:p>
          </table:table-cell>
          <table:table-cell table:style-name="Таблица2.A1" office:value-type="string">
            <text:p text:style-name="P9">D1</text:p>
          </table:table-cell>
          <table:table-cell table:style-name="Таблица2.H1" office:value-type="string">
            <text:p text:style-name="P9">D0</text:p>
          </table:table-cell>
        </table:table-row>
        <table:table-row table:style-name="TableLine94914220503296">
          <table:table-cell table:style-name="Таблица2.A2" office:value-type="string">
            <text:p text:style-name="P9">RESET</text:p>
          </table:table-cell>
          <table:table-cell table:style-name="Таблица2.A2" office:value-type="string">
            <text:p text:style-name="P9">AEN</text:p>
          </table:table-cell>
          <table:table-cell table:style-name="Таблица2.A2" office:value-type="string">
            <text:p text:style-name="P12">A19</text:p>
          </table:table-cell>
          <table:table-cell table:style-name="Таблица2.A2" office:value-type="string">
            <text:p text:style-name="P11">A18</text:p>
          </table:table-cell>
          <table:table-cell table:style-name="Таблица2.A2" office:value-type="string">
            <text:p text:style-name="P11">A17</text:p>
          </table:table-cell>
          <table:table-cell table:style-name="Таблица2.A2" office:value-type="string">
            <text:p text:style-name="P13">A16</text:p>
          </table:table-cell>
          <table:table-cell table:style-name="Таблица2.A2" office:value-type="string">
            <text:p text:style-name="P13">A15</text:p>
          </table:table-cell>
          <table:table-cell table:style-name="Таблица2.H2" office:value-type="string">
            <text:p text:style-name="P12">A14</text:p>
          </table:table-cell>
        </table:table-row>
      </table:table>
      <text:p text:style-name="Standard"/>
      <text:p text:style-name="Standard"><text:tab/><text:tab/></text:p>
      <text:p text:style-name="P3"><text:span text:style-name="T3">Пример кода</text:span>:</text:p>
      <text:p text:style-name="Standard"/>
      <text:p text:style-name="P6">ISA_DIR <text:s text:c="5"/>EQU 9FBDh</text:p>
      <text:p text:style-name="P6">SC_PORT <text:s text:c="5"/>EQU 1FFDh</text:p>
      <text:p text:style-name="P6">PAGE3 <text:s text:c="7"/>EQU 0E2h</text:p>
      <text:p text:style-name="P6"/>
      <text:p text:style-name="Standard"><text:span text:style-name="T4">SAVE_PAGE <text:s text:c="3"/>DB 0 <text:s text:c="10"/>; </text:span><text:span text:style-name="T5">Переменная для хранения прежнего значения страницы </text:span></text:p>
      <text:p text:style-name="P6"/>
      <text:p text:style-name="Standard"><text:span text:style-name="T4">RESET_ISA: <text:s text:c="17"/>; </text:span><text:span text:style-name="T5">Сброс </text:span><text:span text:style-name="T4">ISA </text:span><text:span text:style-name="T5">устройства</text:span></text:p>
      <text:p text:style-name="P6"><text:s text:c="8"/>LD C, ISA_DIR</text:p>
      <text:p text:style-name="P6"><text:s text:c="8"/>LD A,0C0h</text:p>
      <text:p text:style-name="P6"><text:s text:c="8"/>OUT (C),A</text:p>
      <text:p text:style-name="P6"><text:s text:c="3"/>CALL Pause_10ms</text:p>
      <text:p text:style-name="P6"><text:s text:c="8"/>LD A,0</text:p>
      <text:p text:style-name="P6"><text:s text:c="8"/>OUT (C),A</text:p>
      <text:p text:style-name="P6"><text:s text:c="8"/>RET</text:p>
      <text:p text:style-name="P6"/>
      <text:p text:style-name="P6">Pause_10ms:</text:p>
      <text:p text:style-name="P6"><text:s text:c="8"/>LD HL,10000</text:p>
      <text:p text:style-name="P6">Loop:</text:p>
      <text:p text:style-name="P6"><text:s text:c="8"/>DEC HL</text:p>
      <text:p text:style-name="P6"><text:s text:c="8"/>LD A,H</text:p>
      <text:p text:style-name="P6"><text:s text:c="8"/>XOR L</text:p>
      <text:p text:style-name="P6"><text:s text:c="8"/>JR NZ,Loop</text:p>
      <text:p text:style-name="P6"><text:s text:c="8"/>RET</text:p>
      <text:p text:style-name="P6"/>
      <text:p text:style-name="Standard"><text:span text:style-name="T4">OPEN_ISA_PORTS: <text:s text:c="12"/>; </text:span><text:span text:style-name="T5">Открыть доступ к портам </text:span><text:span text:style-name="T4">ISA</text:span></text:p>
      <text:p text:style-name="P6"><text:s text:c="8"/>LD BC,SC_PORT</text:p>
      <text:p text:style-name="P6"><text:s text:c="8"/>LD A,11h ; <text:tab/><text:tab/><text:tab/></text:p>
      <text:p text:style-name="P6"><text:s text:c="8"/>OUT (C),A</text:p>
      <text:p text:style-name="P5"><text:span text:style-name="T4"><text:s text:c="8"/>IN A,(PAGE3) <text:s text:c="7"/>; </text:span><text:span text:style-name="T5">Читать значение окна памяти</text:span></text:p>
      <text:p text:style-name="P7"><text:s text:c="8"/>LD (SAVE_PAGE),A <text:s text:c="3"/>; <text:span text:style-name="T2">Сохранить состояние окна памяти</text:span></text:p>
      <text:p text:style-name="Standard"><text:span text:style-name="T4"><text:s text:c="8"/>LD A,0D4h <text:s text:c="10"/>; </text:span><text:span text:style-name="T5">Байт управления</text:span><text:span text:style-name="T4"> (</text:span><text:span text:style-name="T5">Порты первого слота ISA</text:span><text:span text:style-name="T4">)</text:span></text:p>
      <text:p text:style-name="Standard"><text:span text:style-name="T4"><text:s text:c="8"/>OUT (PAGE3), A <text:s text:c="5"/>; </text:span><text:span text:style-name="T5">Открыть адресное пространство портов</text:span></text:p>
      <text:p text:style-name="P6"><text:s text:c="8"/>LD C,ISA_DIR</text:p>
      <text:p text:style-name="P6"><text:s text:c="8"/>LD A,0 <text:s text:c="13"/>; <text:span text:style-name="T2">Убрать AEN и RESET сигналы порта</text:span> ISA</text:p>
      <text:p text:style-name="P6"><text:s text:c="8"/>OUT (C),A</text:p>
      <text:p text:style-name="P6"><text:s text:c="8"/>RET</text:p>
      <text:p text:style-name="P6"/>
      <text:p text:style-name="Standard"><text:span text:style-name="T4">CLOSE_ISA_PORTS: <text:s text:c="11"/>; </text:span><text:span text:style-name="T5">Закрыть доступ к портам </text:span><text:span text:style-name="T4">ISA</text:span></text:p>
      <text:p text:style-name="P6"><text:soft-page-break/><text:s text:c="8"/>LD A,(SAVE_PAGE)</text:p>
      <text:p text:style-name="Standard"><text:span text:style-name="T4"><text:s text:c="8"/>OUT (PAGE3),A <text:s text:c="6"/>; </text:span><text:span text:style-name="T5">Восстановить состояние страницы памяти</text:span></text:p>
      <text:p text:style-name="P6"><text:s text:c="8"/>LD BC,SC_PORT</text:p>
      <text:p text:style-name="P6"><text:s text:c="8"/>LD A,1 ; <text:tab/><text:tab/><text:tab/><text:tab/>; <text:span text:style-name="T2">Оставить 1 в системном порту </text:span></text:p>
      <text:p text:style-name="P6"><text:s text:c="8"/>OUT (C),A <text:s text:c="10"/>;</text:p>
      <text:p text:style-name="P6"><text:s text:c="8"/>RET</text:p>
      <text:p text:style-name="P6"/>
      <text:p text:style-name="P6">WRITE_ISA_PORT:</text:p>
      <text:p text:style-name="P6"><text:s text:c="8"/>LD HL,ADRESS_PORT+0C000h <text:s text:c="4"/>; <text:span text:style-name="T2">Порт </text:span>ISA <text:span text:style-name="T2">относительно смещения</text:span> 0C000h</text:p>
      <text:p text:style-name="Standard"><text:span text:style-name="T4"><text:s text:c="8"/>LD A,DATA_OUT <text:s text:c="15"/>; </text:span><text:span text:style-name="T5">Запись в порт </text:span><text:span text:style-name="T6">путем</text:span></text:p>
      <text:p text:style-name="P6"><text:s text:c="8"/>LD (HL),A <text:s text:c="19"/>; <text:span text:style-name="T8">записи в ячейку памяти</text:span></text:p>
      <text:p text:style-name="P6"><text:s text:c="8"/>RET</text:p>
      <text:p text:style-name="P6"/>
      <text:p text:style-name="P6">READ_ISA_PORT:</text:p>
      <text:p text:style-name="P8"><text:s text:c="8"/>LD HL, ADRESS_PORT+0C000h <text:s text:c="3"/>; <text:span text:style-name="T2">Порт </text:span>ISA <text:span text:style-name="T2">относительно смещения</text:span> 0C000h</text:p>
      <text:p text:style-name="P6"><text:s text:c="8"/>LD A,(HL) <text:s text:c="19"/>; <text:span text:style-name="T8">Чтение из порта, через чтение памяти</text:span></text:p>
      <text:p text:style-name="P6"><text:s text:c="8"/>RET</text:p>
      <text:p text:style-name="P6"/>
      <text:p text:style-name="Standard"><text:tab/><text:tab/></text:p>
      <text:p text:style-name="Standard"><text:span text:style-name="T8">Пока вы работаете с шиной </text:span>ISA, <text:span text:style-name="T8">доступ к третьей странице памяти отключен.</text:span> <text:span text:style-name="T8">Если вам нужно к памяти ISA по адресу более чем </text:span>3FFFh, <text:span text:style-name="T8">нужно указать старшие биты через порт</text:span> 9FBD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cida Grande" svg:font-family="'Lucida Grande', Verdana, Helvetica, Arial, sans-serif"/>
    <style:font-face style:name="Monaco" svg:font-family="Monaco, 'Courier New', monospace"/>
    <style:font-face style:name="Input Mono Condensed" svg:font-family="'Input Mono Condensed'" style:font-pitch="fixed"/>
    <style:font-face style:name="Liberation Serif" svg:font-family="'Liberation Serif'" style:font-family-generic="roman" style:font-pitch="variable"/>
    <style:font-face style:name="Input Sans Condensed" svg:font-family="'Input Sans Condensed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nput Sans Condensed" fo:font-family="'Input Sans Condensed'" style:font-style-name="Обычный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20:04:34.731847873</meta:creation-date>
    <dc:date>2022-03-15T20:35:25.403610860</dc:date>
    <meta:editing-duration>PT6M20S</meta:editing-duration>
    <meta:editing-cycles>1</meta:editing-cycles>
    <meta:document-statistic meta:table-count="2" meta:image-count="0" meta:object-count="0" meta:page-count="2" meta:paragraph-count="95" meta:word-count="356" meta:character-count="2509" meta:non-whitespace-character-count="1749"/>
    <meta:generator>LibreOffice/6.4.7.2$Linux_X86_64 LibreOffice_project/40$Build-2</meta:generator>
  </office:meta>
</office:document-meta>
</file>